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Permis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Dossier incomplet (notification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Deuxième réci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Accusé de réception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1er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8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9. Envoi <text:s/>2ème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0. Information de l'envoi du 2ème dossie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1. Envoi du permis ou du refus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2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3. Divers</text:p>
          </table:table-cell>
          <table:table-cell table:style-name="Tableau1.B2" office:value-type="string">
            <text:p text:style-name="UrbanTable">20</text:p>
          </table:table-cell>
        </table:table-row>
        <text:soft-page-break/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15" table:formula="ooow:sum&lt;B1:B13&gt;" office:value-type="float" office:value="20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>4</text:p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15" table:formula="ooow:sum(&lt;B15&gt;)-&lt;B16&gt;" office:value-type="float" office:value="16">
            <text:p text:style-name="UrbanTable">16</text:p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23.088839736</dc:date>
    <dc:language>fr-FR</dc:language>
    <meta:editing-cycles>58</meta:editing-cycles>
    <meta:editing-duration>P1DT8H20M44S</meta:editing-duration>
    <meta:document-statistic meta:table-count="1" meta:image-count="0" meta:object-count="0" meta:page-count="2" meta:paragraph-count="32" meta:word-count="116" meta:character-count="686" meta:non-whitespace-character-count="607"/>
    <meta:user-defined meta:name="Info 1"/>
    <meta:user-defined meta:name="Info 2"/>
    <meta:user-defined meta:name="Info 3"/>
    <meta:user-defined meta:name="Info 4"/>
  </office:meta>
</office:document-meta>
</file>